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nuCommandRenderer.encodeBegin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nuCommandRenderer.encodeEnd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nuCommandRenderer.encodeChildren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